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style:text-position="0% 100%"/>
    </style:style>
    <style:style style:name="P5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Heading_20_3">
      <style:paragraph-properties fo:line-height="150%"/>
    </style:style>
    <style:style style:name="P11" style:family="paragraph" style:parent-style-name="Heading_20_1">
      <style:paragraph-properties fo:line-height="150%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 style:list-style-name="L1">
      <style:paragraph-properties fo:line-height="150%"/>
    </style:style>
    <style:style style:name="P14" style:family="paragraph" style:parent-style-name="Text_20_body" style:list-style-name="L2">
      <style:paragraph-properties fo:line-height="150%"/>
    </style:style>
    <style:style style:name="P15" style:family="paragraph" style:parent-style-name="Text_20_body" style:list-style-name="L3">
      <style:paragraph-properties fo:line-height="150%"/>
    </style:style>
    <style:style style:name="P16" style:family="paragraph" style:parent-style-name="Text_20_body" style:list-style-name="L3">
      <style:paragraph-properties fo:line-height="100%"/>
    </style:style>
    <style:style style:name="P17" style:family="paragraph" style:parent-style-name="Text_20_body">
      <style:paragraph-properties fo:line-height="150%"/>
      <style:text-properties fo:background-color="transparent"/>
    </style:style>
    <style:style style:name="P18" style:family="paragraph" style:parent-style-name="Text_20_body">
      <style:paragraph-properties fo:margin-left="1.251cm" fo:margin-right="0cm" fo:line-height="150%" fo:text-indent="0cm" style:auto-text-indent="false"/>
      <style:text-properties style:text-position="0% 100%"/>
    </style:style>
    <style:style style:name="P19" style:family="paragraph" style:parent-style-name="Text_20_body">
      <style:paragraph-properties fo:margin-left="1.251cm" fo:margin-right="0cm" fo:line-height="150%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-33% 80%"/>
    </style:style>
    <style:style style:name="T11" style:family="text">
      <style:text-properties style:text-position="-33% 80%" fo:font-style="italic"/>
    </style:style>
    <style:style style:name="T12" style:family="text">
      <style:text-properties fo:color="#336699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style:font-name="Arial1" fo:font-size="7.80000019073486pt" fo:letter-spacing="normal" fo:font-style="normal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espół nr 10:</text:p>
      <text:p text:style-name="P7">Jakub Ruszkowski,</text:p>
      <text:p text:style-name="P7">Mateusz Kaczmarski</text:p>
      <text:p text:style-name="P2">Dokumentacja wstępna</text:p>
      <text:h text:style-name="P11" text:outline-level="1">Opis problemu</text:h>
      <text:p text:style-name="P3"><text:span text:style-name="T7">Spójność krawędziowa</text:span> nieskierowanego grafu G jest to najmniejsza liczba krawędzi <text:span text:style-name="T4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7221437457201231064" text:style-name="L1">
        <text:list-item>
          <text:p text:style-name="P13"><text:span text:style-name="T3">ograniczenia przepustowości:</text:span><text:span text:style-name="T3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3">, c(u,v) </text:span><text:span text:style-name="T6">- przepustowość</text:span></text:p>
        </text:list-item>
        <text:list-item>
          <text:p text:style-name="P13"><text:span text:style-name="T5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9"><text:span text:style-name="T3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11" text:outline-level="1">Opis rozwiązania</text:h>
      <text:p text:style-name="P3">Graf <draw:frame draw:style-name="fr1" draw:name="Obiekt10" text:anchor-type="as-char" svg:y="-0.377cm" svg:width="2.05cm" svg:height="0.485cm" draw:z-index="8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3">M </text:span><text:span text:style-name="T6">[</text:span><text:span text:style-name="T3">|V|, |V|</text:span><text:span text:style-name="T6">]</text:span>. Wartość <text:span text:style-name="T3">M </text:span>[<text:span text:style-name="T3">i,j</text:span>] gdzie <text:span text:style-name="T3">i,j = 0,1,...,|V|-1</text:span> jest równa wadze krawędzi (lub 1 dla krawędzi bez wag) między wierzchołkiem i oraz j (0 jeśli taka krawędź nie istnieje).</text:p>
      <text:p text:style-name="P3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9183133626310758208" text:style-name="L2">
        <text:list-item>
          <text:p text:style-name="P14">wyborze dowolnego wierzchołka <text:span text:style-name="T3">s </text:span><text:span text:style-name="T6">przyjmując go za źródło</text:span>,</text:p>
        </text:list-item>
        <text:list-item>
          <text:p text:style-name="P14">dla każdego wierzchołka <text:span text:style-name="T3">t</text:span> niebędącego źródłem uruchamiamy algorytm wyszukiwania maksymalnego przepływu z wierzchołka <text:span text:style-name="T3">s</text:span> do <text:span text:style-name="T3">t</text:span> w grafie <text:span text:style-name="T3">G'</text:span>. Graf<draw:frame draw:style-name="fr1" draw:name="Obiekt7" text:anchor-type="as-char" svg:y="-0.377cm" svg:width="2.397cm" svg:height="0.485cm" draw:z-index="20"><draw:object xlink:href="./Object 7" xlink:type="simple" xlink:show="embed" xlink:actuate="onLoad"/><draw:image xlink:href="./ObjectReplacements/Object 7" xlink:type="simple" xlink:show="embed" xlink:actuate="onLoad"/></draw:frame>, jest skierowaną wersją grafu G, <text:span text:style-name="T9">ze wszystkimi przepustowościami krawędzi równymi 1.</text:span></text:p>
        </text:list-item>
        <text:list-item>
          <text:p text:style-name="P14">spójność krawędziowa grafu G jest równa najmniejszej wartości uzyskanych maksymalnych przepływów z punktu 2.</text:p>
        </text:list-item>
      </text:list>
      <text:h text:style-name="P10" text:outline-level="3"><text:soft-page-break/>Algorytm wyszukiwania maksymalnego przepływu</text:h>
      <text:p text:style-name="P1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tzw. sieci rezydualnej. Sieć rezydualna powstaje z sieci przepływowej przez zastąpienie przepustowości krawędzi przepustowościami rezydualnymi wyliczanymi wg wzoru: <draw:frame draw:style-name="fr1" draw:name="Obiekt23" text:anchor-type="as-char" svg:y="-0.377cm" svg:width="4.842cm" svg:height="0.533cm" draw:z-index="22"><draw:object xlink:href="./Object 23" xlink:type="simple" xlink:show="embed" xlink:actuate="onLoad"/><draw:image xlink:href="./ObjectReplacements/Object 23" xlink:type="simple" xlink:show="embed" xlink:actuate="onLoad"/><svg:desc>formuła</svg:desc></draw:frame>, gdzie <text:span text:style-name="T3">c(u,v)</text:span> – przepustowość krawędzi u-v, <text:span text:style-name="T3">f</text:span> – wartość przepływu przechodzącego przez krawędź u-v.</text:p>
      <text:p text:style-name="P1"><text:span text:style-name="T9"/></text:p>
      <text:p text:style-name="P3"><text:span text:style-name="T9">Schemat działania algorytmu:</text:span></text:p>
      <text:p text:style-name="P5">wejście</text:p>
      <text:p text:style-name="P18">c[u, v] // pojemności krawędzi</text:p>
      <text:p text:style-name="P18">s, t <text:s text:c="5"/>// źródło i ujście</text:p>
      <text:p text:style-name="P5">wyjście</text:p>
      <text:p text:style-name="P18">f[u, v] // maksymalny przepływ</text:p>
      <text:p text:style-name="P4"/>
      <text:p text:style-name="P18">//stworzenie sieci rezydualnej</text:p>
      <text:p text:style-name="P18">zdefiniuj r[u, v] jako c[u, v] – f[u, v]</text:p>
      <text:p text:style-name="P18">ścieżka := true</text:p>
      <text:p text:style-name="P18">dopóki ścieżka wykonaj</text:p>
      <text:p text:style-name="P18"><text:tab/>// znalezienie ścieżki z s do t w sieci rezydualnej</text:p>
      <text:p text:style-name="P18"><text:tab/>p := BFS(r[], s, t)</text:p>
      <text:p text:style-name="P18"><text:tab/>jeżeli ścieżka nie istnieje</text:p>
      <text:p text:style-name="P18"><text:tab/><text:tab/>ścieżka := false</text:p>
      <text:p text:style-name="P18"><text:tab/>w przeciwnym wypadku</text:p>
      <text:p text:style-name="P18"><text:tab/>// powiększenie przepływu na ścieżce p</text:p>
      <text:p text:style-name="P18"><text:tab/>a := min { r[u, v] : (u, v) należące do p }</text:p>
      <text:p text:style-name="P18"><text:tab/>dla każdej krawędzi należącej do p</text:p>
      <text:p text:style-name="P18"><text:soft-page-break/><text:tab/><text:tab/>f[u, v] = f[u, v] + a</text:p>
      <text:p text:style-name="P18"><text:tab/><text:tab/>f[v, u] = f[v, u] – a</text:p>
      <text:p text:style-name="P18"/>
      <text:h text:style-name="P11" text:outline-level="1">Analiza poprawności</text:h>
      <text:p text:style-name="P3">Dla dowolnych wierzchołków u i v w grafie G możemy stworzyć sieć przepływową G<text:span text:style-name="T8">uv</text:span><text:span text:style-name="T9"> będącą skierowaną wersją grafu G, ze wszystkimi przepustowościami krawędzi równymi 1 oraz źródłem w u (s = u) i ujściem w v (t = v). Niech f</text:span><text:span text:style-name="T8">uv</text:span><text:span text:style-name="T9"> oznacza wartość maksymalnego przepływu w G</text:span><text:span text:style-name="T8">uv</text:span><text:span text:style-name="T9"> Twierdzimy, że dla dowolnego</text:span><text:span text:style-name="T9"><draw:frame draw:style-name="fr1" draw:name="Obiekt11" text:anchor-type="as-char" svg:y="-0.377cm" svg:width="1.078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9">spójność krawędziowa k wynosi </text:span><text:span text:style-name="T9"><draw:frame draw:style-name="fr1" draw:name="Obiekt12" text:anchor-type="as-char" svg:y="-0.556cm" svg:width="2.706cm" svg:height="0.975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text:line-break/>Aby to pokazać udowodnimy, że </text:span><text:span text:style-name="T9"><draw:frame draw:style-name="fr1" draw:name="Obiekt13" text:anchor-type="as-char" svg:y="-0.556cm" svg:width="3.281cm" svg:height="0.975cm" draw:z-index="1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9">oraz </text:span><text:span text:style-name="T9"><draw:frame draw:style-name="fr1" draw:name="Obiekt14" text:anchor-type="as-char" svg:y="-0.556cm" svg:width="3.281cm" svg:height="0.975cm" draw:z-index="12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9">.</text:span></text:p>
      <text:p text:style-name="P18">1)</text:p>
      <text:p text:style-name="P19"><text:span text:style-name="T9">Niech </text:span><text:span text:style-name="T9"><draw:frame draw:style-name="fr1" draw:name="Obiekt15" text:anchor-type="as-char" svg:y="-0.556cm" svg:width="3.383cm" svg:height="0.975cm" draw:z-index="13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9">. Załóżmy, że usuwamy z G tylko m-1 krawędzi. Z twierdzenia o maksymalnym przepływie i minimalnym przekroju otrzymujemy że u i v są wciąż połączone ścieżką. Maksymalny przepływ z u do v wynosi co najmniej m, a zatem dowolny przekrój rozdzielający u od v ma przepustowość równą m, co oznacza, że zawiera przynajmniej m krawędzi. Wynika stąd, że przynajmniej jedna ścieżka pozostała między u i v gdy usuniemy m-1 krawędzi. Z tego powodu każdy wierzchołek ma połączenie z u co oznacza, że graf nie został rozspójniony. Zatem przynajmniej m krawędzi musi zostać usuniętych aby rozspójnić graf. Stąd </text:span><text:span text:style-name="T9"><draw:frame draw:style-name="fr1" draw:name="Obiekt16" text:anchor-type="as-char" svg:y="-0.556cm" svg:width="3.281cm" svg:height="0.975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9">.</text:span></text:p>
      <text:p text:style-name="P18">2)</text:p>
      <text:p text:style-name="P19"><text:span text:style-name="T9">Rozpatrzmy wierzchołek v o minimalnej wartości przepływu </text:span><text:span text:style-name="T9"><draw:frame draw:style-name="fr1" draw:name="Obiekt17" text:anchor-type="as-char" svg:y="-0.379cm" svg:width="0.951cm" svg:height="0.534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9">. Z twierdzenia o maksymalnym przepływie i minimalnym przekroju wynika, że istnieje przekrój o przepustowości </text:span><text:span text:style-name="T9"><draw:frame draw:style-name="fr1" draw:name="Obiekt18" text:anchor-type="as-char" svg:y="-0.379cm" svg:width="0.951cm" svg:height="0.534cm" draw:z-index="15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9">rozdzielający u i v. Wszystkie krawędzie mają przepustowości równe 1 zatem dokładnie </text:span><text:span text:style-name="T9"><draw:frame draw:style-name="fr1" draw:name="Obiekt19" text:anchor-type="as-char" svg:y="-0.379cm" svg:width="0.951cm" svg:height="0.534cm" draw:z-index="16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9">krawędzi jest zawartych w tym przekroju. Jeśli te krawędzie zostaną usunięte, wtedy nie będzie już w grafie żadnej ścieżki z u do v i graf nie będzie spójny. Stąd </text:span><text:span text:style-name="T9"><draw:frame draw:style-name="fr1" draw:name="Obiekt20" text:anchor-type="as-char" svg:y="-0.556cm" svg:width="3.281cm" svg:height="0.975cm" draw:z-index="17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9">.</text:span></text:p>
      <text:p text:style-name="P3"><text:span text:style-name="T9">Zatem z 1) i 2) wynika, że </text:span><text:span text:style-name="T9"><draw:frame draw:style-name="fr1" draw:name="Obiekt21" text:anchor-type="as-char" svg:y="-0.556cm" svg:width="3.304cm" svg:height="0.975cm" draw:z-index="18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9"> dla każdego </text:span><text:span text:style-name="T9"><draw:frame draw:style-name="fr1" draw:name="Obiekt22" text:anchor-type="as-char" svg:y="-0.377cm" svg:width="1.078cm" svg:height="0.467cm" draw:z-index="1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9">.</text:span></text:p>
      <text:h text:style-name="P11" text:outline-level="1"><text:soft-page-break/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6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3">|V|-1</text:span> razy, stąd ostateczna złożoność czasowa algorytmu wyznaczającego spójność krawędziową grafu <text:span text:style-name="T3">G</text:span> wynosi <draw:frame draw:style-name="fr1" draw:name="Obiekt9" text:anchor-type="as-char" svg:y="-0.437cm" svg:width="1.833cm" svg:height="0.545cm" draw:z-index="7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1"/>
      <text:h text:style-name="P11" text:outline-level="1">Opis wejścia/wyjścia</text:h>
      <text:p text:style-name="P3">Na wejściu podajemy nieskierowany graf G.</text:p>
      <text:p text:style-name="P3">Sposób zapisu grafu nieskierowanego w pliku:</text:p>
      <text:list xml:id="list8722770140657063569" text:style-name="L3">
        <text:list-item>
          <text:p text:style-name="P15">w pierwszej linijce pliku tekstowego wpisywana jest ilość wierzchołków w grafie,</text:p>
        </text:list-item>
        <text:list-item>
          <text:p text:style-name="P15">kolejne linie definiują odpowiednie połączenia wierzchołków:</text:p>
          <text:p text:style-name="P15"><text:span text:style-name="T1">numer wierzchołk</text:span>a (licząc od 0) oznaczmy <text:span text:style-name="T3">Nw</text:span><text:span text:style-name="T1">: lista</text:span> oddzielonych przecinkiem numerów wierzchołków połączonych krawędzią z wierzchołkiem <text:span text:style-name="T3">Nw</text:span>. </text:p>
          <text:p text:style-name="P15">Przykładowo:</text:p>
          <text:p text:style-name="P16">4</text:p>
          <text:p text:style-name="P16">0: 1,2</text:p>
          <text:p text:style-name="P16">2: 3</text:p>
          <text:p text:style-name="P15">Oznacza graf G z 4 wierzchołkami i 3 krawędziami między wierzchołkami 0-1, 0-2, 2-3. Nadmiarowe definicje tych samych krawędzi będą pomijane.</text:p>
        </text:list-item>
      </text:list>
      <text:p text:style-name="P17">Na wyjściu otrzymujemy wartość spójności krawędziowej podanego grafu G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30T20:33:56.95</dc:date>
    <meta:editing-duration>PT7H25M58S</meta:editing-duration>
    <meta:editing-cycles>17</meta:editing-cycles>
    <meta:generator>OpenOffice.org/3.4.1$Win32 OpenOffice.org_project/341m1$Build-9593</meta:generator>
    <meta:document-statistic meta:table-count="0" meta:image-count="0" meta:object-count="23" meta:page-count="4" meta:paragraph-count="60" meta:word-count="743" meta:character-count="4976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11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12/content.xml><?xml version="1.0" encoding="utf-8"?>
<math xmlns="http://www.w3.org/1998/Math/MathML">
  <semantics>
    <mrow>
      <mtable>
        <mtr>
          <mtd>
            <mrow>
              <mi mathvariant="italic">min</mi>
            </mrow>
          </mtd>
        </mtr>
        <mtr>
          <mtd>
            <mrow>
              <mrow>
                <mi>v</mi>
                <mo stretchy="false">∈</mo>
                <mrow>
                  <mi>V</mi>
                  <mo stretchy="false">−</mo>
                  <mo stretchy="false">{</mo>
                </mrow>
              </mrow>
              <mi>u</mi>
              <mo stretchy="false">}</mo>
            </mrow>
          </mtd>
        </mtr>
      </mtable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binom{min}{v in V-\{u\}} abs{f_{uv}} </annotation>
  </semantics>
</math>
</file>

<file path=Object 13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4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15/content.xml><?xml version="1.0" encoding="utf-8"?>
<math xmlns="http://www.w3.org/1998/Math/MathML">
  <semantics>
    <mrow>
      <mrow>
        <mi>m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m = binom{min}{v in V-\{u\}} abs{f_{uv}} </annotation>
  </semantics>
</math>
</file>

<file path=Object 16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7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8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9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20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21/content.xml><?xml version="1.0" encoding="utf-8"?>
<math xmlns="http://www.w3.org/1998/Math/MathML">
  <semantics>
    <mrow>
      <mrow>
        <mi>k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=  binom{min}{v in V-\{u\}} abs{f_{uv}} </annotation>
  </semantics>
</math>
</file>

<file path=Object 22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23/content.xml><?xml version="1.0" encoding="utf-8"?>
<math xmlns="http://www.w3.org/1998/Math/MathML">
  <semantics>
    <mrow>
      <msub>
        <mi>c</mi>
        <mi>f</mi>
      </msub>
      <mrow>
        <mrow>
          <mo stretchy="false">(</mo>
          <mrow>
            <mi>u</mi>
            <mi>,</mi>
            <mi>v</mi>
          </mrow>
          <mo stretchy="false">)</mo>
        </mrow>
        <mo stretchy="false">=</mo>
        <mi>c</mi>
      </mrow>
      <mrow>
        <mrow>
          <mo stretchy="false">(</mo>
          <mrow>
            <mi>u</mi>
            <mi>,</mi>
            <mi>v</mi>
          </mrow>
          <mo stretchy="false">)</mo>
        </mrow>
        <mo stretchy="false">−</mo>
        <mi>f</mi>
      </mrow>
      <mrow>
        <mo stretchy="false">(</mo>
        <mrow>
          <mi>u</mi>
          <mi>,</mi>
          <mi>v</mi>
        </mrow>
        <mo stretchy="false">)</mo>
      </mrow>
    </mrow>
    <annotation encoding="StarMath 5.0">c_f (u,v) = c(u,v) - f(u,v)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  <mi>'</mi>
          </mrow>
          <mo stretchy="false">)</mo>
        </mrow>
      </mrow>
    </mrow>
    <annotation encoding="StarMath 5.0">G' = (V,E'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